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6.983cm" fo:margin-left="0cm" table:align="left"/>
    </style:style>
    <style:style style:name="Table1.A" style:family="table-column">
      <style:table-column-properties style:column-width="6.493cm"/>
    </style:style>
    <style:style style:name="Table1.B" style:family="table-column">
      <style:table-column-properties style:column-width="10.4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6.983cm" fo:margin-left="0cm" table:align="left"/>
    </style:style>
    <style:style style:name="Table2.A" style:family="table-column">
      <style:table-column-properties style:column-width="5.66cm"/>
    </style:style>
    <style:style style:name="Table2.B" style:family="table-column">
      <style:table-column-properties style:column-width="2.582cm"/>
    </style:style>
    <style:style style:name="Table2.C" style:family="table-column">
      <style:table-column-properties style:column-width="8.74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6.983cm" fo:margin-left="0cm" table:align="left"/>
    </style:style>
    <style:style style:name="Table3.A" style:family="table-column">
      <style:table-column-properties style:column-width="4.743cm"/>
    </style:style>
    <style:style style:name="Table3.B" style:family="table-column">
      <style:table-column-properties style:column-width="2.75cm"/>
    </style:style>
    <style:style style:name="Table3.C" style:family="table-column">
      <style:table-column-properties style:column-width="9.4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6.983cm" fo:margin-left="0cm" table:align="left"/>
    </style:style>
    <style:style style:name="Table4.A" style:family="table-column">
      <style:table-column-properties style:column-width="5.66cm"/>
    </style:style>
    <style:style style:name="Table4.B" style:family="table-column">
      <style:table-column-properties style:column-width="2.833cm"/>
    </style:style>
    <style:style style:name="Table4.C" style:family="table-column">
      <style:table-column-properties style:column-width="8.49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6.983cm" fo:margin-left="0cm" table:align="left"/>
    </style:style>
    <style:style style:name="Table5.A" style:family="table-column">
      <style:table-column-properties style:column-width="3.992cm"/>
    </style:style>
    <style:style style:name="Table5.B" style:family="table-column">
      <style:table-column-properties style:column-width="2.752cm"/>
    </style:style>
    <style:style style:name="Table5.C" style:family="table-column">
      <style:table-column-properties style:column-width="10.239cm"/>
    </style:style>
    <style:style style:name="Table5.A1" style:family="table-cell">
      <style:table-cell-properties fo:padding-left="0.191cm" fo:padding-right="0.191cm" fo:padding-top="0cm" fo:padding-bottom="0cm" fo:border="0.5pt solid #000000" style:writing-mode="lr-tb"/>
    </style:style>
    <style:style style:name="P1" style:family="paragraph" style:parent-style-name="Standard" style:list-style-name="L1">
      <style:paragraph-properties fo:line-height="150%" fo:text-align="justify" style:justify-single-word="false"/>
      <style:text-properties officeooo:paragraph-rsid="000d375d"/>
    </style:style>
    <style:style style:name="P2" style:family="paragraph" style:parent-style-name="Standard" style:list-style-name="L5">
      <style:paragraph-properties fo:line-height="150%" fo:text-align="justify" style:justify-single-word="false"/>
      <style:text-properties officeooo:paragraph-rsid="000d375d"/>
    </style:style>
    <style:style style:name="P3" style:family="paragraph" style:parent-style-name="Standard" style:list-style-name="L6">
      <style:paragraph-properties fo:line-height="150%" fo:text-align="justify" style:justify-single-word="false"/>
      <style:text-properties officeooo:paragraph-rsid="000d375d"/>
    </style:style>
    <style:style style:name="P4" style:family="paragraph" style:parent-style-name="Standard" style:list-style-name="L7">
      <style:paragraph-properties fo:line-height="150%" fo:text-align="justify" style:justify-single-word="false"/>
      <style:text-properties officeooo:paragraph-rsid="000d375d"/>
    </style:style>
    <style:style style:name="P5" style:family="paragraph" style:parent-style-name="Standard">
      <style:paragraph-properties fo:line-height="150%" fo:text-align="justify" style:justify-single-word="false"/>
      <style:text-properties officeooo:paragraph-rsid="000d375d"/>
    </style:style>
    <style:style style:name="P6" style:family="paragraph" style:parent-style-name="Standard">
      <style:paragraph-properties fo:line-height="150%"/>
      <style:text-properties officeooo:paragraph-rsid="000d375d"/>
    </style:style>
    <style:style style:name="P7" style:family="paragraph" style:parent-style-name="Standard">
      <style:paragraph-properties fo:line-height="150%" fo:text-align="center" style:justify-single-word="false"/>
      <style:text-properties officeooo:paragraph-rsid="000d375d"/>
    </style:style>
    <style:style style:name="P8" style:family="paragraph" style:parent-style-name="Standard">
      <style:paragraph-properties fo:line-height="150%" fo:text-align="justify" style:justify-single-word="false"/>
      <style:text-properties fo:font-weight="bold" officeooo:paragraph-rsid="000d375d" style:font-weight-asian="bold" style:font-weight-complex="bold"/>
    </style:style>
    <style:style style:name="P9" style:family="paragraph" style:parent-style-name="Standard">
      <style:paragraph-properties fo:line-height="150%" fo:text-align="center" style:justify-single-word="false"/>
      <style:text-properties fo:font-weight="bold" officeooo:paragraph-rsid="000d375d" style:font-weight-asian="bold" style:font-weight-complex="bold"/>
    </style:style>
    <style:style style:name="P10" style:family="paragraph" style:parent-style-name="Standard">
      <style:paragraph-properties fo:line-height="150%" fo:text-align="justify" style:justify-single-word="false"/>
      <style:text-properties fo:font-weight="bold" officeooo:paragraph-rsid="000d375d" style:font-weight-asian="bold"/>
    </style:style>
    <style:style style:name="P11" style:family="paragraph" style:parent-style-name="Standard">
      <style:paragraph-properties fo:line-height="150%" fo:text-align="center" style:justify-single-word="false"/>
      <style:text-properties fo:font-weight="bold" officeooo:paragraph-rsid="000d375d" style:font-weight-asian="bold"/>
    </style:style>
    <style:style style:name="P12" style:family="paragraph" style:parent-style-name="Standard">
      <style:paragraph-properties fo:line-height="150%"/>
      <style:text-properties fo:font-weight="bold" officeooo:paragraph-rsid="000d375d" style:font-weight-asian="bold"/>
    </style:style>
    <style:style style:name="P13" style:family="paragraph" style:parent-style-name="Standard">
      <style:paragraph-properties fo:line-height="150%" fo:text-align="justify" style:justify-single-word="false"/>
      <style:text-properties fo:font-size="14pt" fo:font-weight="bold" officeooo:paragraph-rsid="000d375d" style:font-size-asian="14pt" style:font-weight-asian="bold" style:font-size-complex="14pt" style:font-weight-complex="bold"/>
    </style:style>
    <style:style style:name="P14" style:family="paragraph" style:parent-style-name="Standard">
      <style:paragraph-properties fo:line-height="150%" fo:text-align="justify" style:justify-single-word="false"/>
      <style:text-properties fo:font-size="14pt" fo:font-weight="bold" officeooo:paragraph-rsid="000d375d" style:font-size-asian="14pt" style:font-weight-asian="bold" style:font-size-complex="14pt"/>
    </style:style>
    <style:style style:name="P15" style:family="paragraph" style:parent-style-name="Standard">
      <style:paragraph-properties fo:line-height="150%" fo:text-align="justify" style:justify-single-word="false"/>
      <style:text-properties fo:font-size="14pt" officeooo:paragraph-rsid="000d375d" style:font-size-asian="14pt" style:font-size-complex="14pt"/>
    </style:style>
    <style:style style:name="P16" style:family="paragraph" style:parent-style-name="Standard">
      <style:paragraph-properties fo:line-height="150%" fo:text-align="justify" style:justify-single-word="false"/>
      <style:text-properties officeooo:paragraph-rsid="000d375d" style:font-weight-complex="bold"/>
    </style:style>
    <style:style style:name="P17" style:family="paragraph" style:parent-style-name="Standard">
      <style:paragraph-properties fo:line-height="150%" fo:text-align="justify" style:justify-single-word="false"/>
      <style:text-properties fo:font-size="16pt" fo:font-weight="bold" officeooo:paragraph-rsid="000d375d" style:font-size-asian="16pt" style:font-weight-asian="bold" style:font-size-complex="16pt" style:font-weight-complex="bold"/>
    </style:style>
    <style:style style:name="P18" style:family="paragraph" style:parent-style-name="Standard">
      <style:paragraph-properties fo:line-height="150%" fo:text-align="justify" style:justify-single-word="false"/>
      <style:text-properties fo:font-size="16pt" fo:font-weight="bold" officeooo:paragraph-rsid="000d375d" style:font-size-asian="16pt" style:font-weight-asian="bold" style:font-size-complex="16pt"/>
    </style:style>
    <style:style style:name="P19" style:family="paragraph" style:parent-style-name="Standard">
      <style:paragraph-properties fo:line-height="150%" fo:text-align="justify" style:justify-single-word="false"/>
      <style:text-properties fo:font-weight="normal" officeooo:rsid="000d375d" officeooo:paragraph-rsid="000d375d" style:font-weight-asian="normal" style:font-weight-complex="normal"/>
    </style:style>
    <style:style style:name="P20" style:family="paragraph" style:parent-style-name="Standard">
      <style:paragraph-properties fo:margin-left="1.27cm" fo:margin-right="0cm" fo:line-height="150%" fo:text-align="justify" style:justify-single-word="false" fo:text-indent="0cm" style:auto-text-indent="false">
        <style:tab-stops/>
      </style:paragraph-properties>
      <style:text-properties fo:font-size="14pt" officeooo:paragraph-rsid="000d375d" style:font-size-asian="14pt" style:font-size-complex="14pt"/>
    </style:style>
    <style:style style:name="T1" style:family="text">
      <style:text-properties fo:font-size="16pt" style:font-size-asian="16pt" style:font-size-complex="16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officeooo:rsid="0004fbc7"/>
    </style:style>
    <style:style style:name="T5" style:family="text">
      <style:text-properties fo:font-size="14pt" fo:font-weight="bold" style:font-size-asian="14pt" style:font-weight-asian="bold" style:font-size-complex="14pt" style:font-weight-complex="bold"/>
    </style:style>
    <style:style style:name="T6" style:family="text">
      <style:text-properties style:text-position="super 58%"/>
    </style:style>
    <style:style style:name="T7" style:family="text">
      <style:text-properties style:text-position="0% 100%"/>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1. Introduction</text:span></text:p>
      <text:p text:style-name="P13">1.1 Purpose</text:p>
      <text:p text:style-name="P5">The purpose of this document is to describe the Library Management System. This document contains the functional and non-functional requirements of the project.</text:p>
      <text:p text:style-name="P15"/>
      <text:p text:style-name="P13">1.2 Scope</text:p>
      <text:p text:style-name="P5">This library management system is basically updating the manual library system into an internet-based library management application so that the users (students/ staff) can know the details of their accounts, availability of books and remaining time for borrowing. The project is specifically designed for the use of librarians and library users (student/staff). The product will work as a complete user interface for library management process. This library management system can be used by any existing or new library to manage its books and book borrowing, insertion and monitoring.</text:p>
      <text:p text:style-name="P15"/>
      <text:p text:style-name="P13">1.3 Acronyms and Abbreviations</text:p>
      <table:table table:name="Table1" table:style-name="Table1">
        <table:table-column table:style-name="Table1.A"/>
        <table:table-column table:style-name="Table1.B"/>
        <table:table-row>
          <table:table-cell table:style-name="Table1.A1" office:value-type="string">
            <text:p text:style-name="P9">Acronym</text:p>
          </table:table-cell>
          <table:table-cell table:style-name="Table1.A1" office:value-type="string">
            <text:p text:style-name="P9">Meaning</text:p>
          </table:table-cell>
        </table:table-row>
        <table:table-row>
          <table:table-cell table:style-name="Table1.A1" office:value-type="string">
            <text:p text:style-name="P16">OLMS</text:p>
          </table:table-cell>
          <table:table-cell table:style-name="Table1.A1" office:value-type="string">
            <text:p text:style-name="P16">Online Library Management System.</text:p>
          </table:table-cell>
        </table:table-row>
        <table:table-row>
          <table:table-cell table:style-name="Table1.A1" office:value-type="string">
            <text:p text:style-name="P16">ASP</text:p>
          </table:table-cell>
          <table:table-cell table:style-name="Table1.A1" office:value-type="string">
            <text:p text:style-name="P16">Active Server Pages</text:p>
          </table:table-cell>
        </table:table-row>
        <table:table-row>
          <table:table-cell table:style-name="Table1.A1" office:value-type="string">
            <text:p text:style-name="P16">MS SQL</text:p>
          </table:table-cell>
          <table:table-cell table:style-name="Table1.A1" office:value-type="string">
            <text:p text:style-name="P16">Microsoft Structured Query Language</text:p>
          </table:table-cell>
        </table:table-row>
        <table:table-row>
          <table:table-cell table:style-name="Table1.A1" office:value-type="string">
            <text:p text:style-name="P16">ISBN</text:p>
          </table:table-cell>
          <table:table-cell table:style-name="Table1.A1" office:value-type="string">
            <text:p text:style-name="P16">International Standard Book Number</text:p>
          </table:table-cell>
        </table:table-row>
        <table:table-row>
          <table:table-cell table:style-name="Table1.A1" office:value-type="string">
            <text:p text:style-name="P16">IEEE</text:p>
          </table:table-cell>
          <table:table-cell table:style-name="Table1.A1" office:value-type="string">
            <text:p text:style-name="P16">Institute of Electrical and Electronics Engineers</text:p>
          </table:table-cell>
        </table:table-row>
      </table:table>
      <text:p text:style-name="P9">Table 1: List of acronyms and abbreviations</text:p>
      <text:p text:style-name="P9"/>
      <text:p text:style-name="P13">1.4 References</text:p>
      <text:p text:style-name="P19">IEEE 830-2006 standard for writing SRS document.</text:p>
      <text:p text:style-name="P19">I. Somerville, Software Engineering, 8<text:span text:style-name="T6">th </text:span><text:span text:style-name="T7"><text:s/>ed. England: Addison-Wesley, 2007.</text:span></text:p>
      <text:p text:style-name="P8"/>
      <text:p text:style-name="P8"/>
      <text:p text:style-name="P8"/>
      <text:p text:style-name="P8"/>
      <text:p text:style-name="P8"/>
      <text:p text:style-name="P8"/>
      <text:p text:style-name="P8"/>
      <text:p text:style-name="P8"/>
      <text:p text:style-name="P9"><text:page-number text:select-page="current">1</text:page-number></text:p>
      <text:p text:style-name="P17"><text:soft-page-break/>2. Overall Description</text:p>
      <text:p text:style-name="P13">2.1 Product Perspective</text:p>
      <text:p text:style-name="P5"><text:span text:style-name="Default_20_Paragraph_20_Font"><text:span text:style-name="T3"><text:tab/></text:span></text:span>The Library Management system is a replacement of the ordinary library management system where in the use of paper work is eliminated and the user (student/ staff) can monitor his/her information and can keep a record of the books online. The library management system will provide easy search mechanism and it will make easy for the users to borrow the book and the admin to insert the book.</text:p>
      <text:p text:style-name="P8"/>
      <text:p text:style-name="P13">2.2 Product Functions</text:p>
      <text:p text:style-name="P8">2.2.1 Librarian</text:p>
      <text:list xml:id="list4130607656" text:style-name="L1">
        <text:list-item>
          <text:p text:style-name="P1">Librarian can add new book to the library book collection.</text:p>
        </text:list-item>
        <text:list-item>
          <text:p text:style-name="P1">He/ she can delete an existing book or modify its information.</text:p>
        </text:list-item>
        <text:list-item>
          <text:p text:style-name="P1">Librarian has an authority to validate the user account be it student/staff.</text:p>
        </text:list-item>
        <text:list-item>
          <text:p text:style-name="P1">The librarian has the authority to delete the account of the user (student/staff).</text:p>
        </text:list-item>
        <text:list-item>
          <text:p text:style-name="P1">Librarian will be notified if the issued book is not submitted by the users on time.</text:p>
        </text:list-item>
      </text:list>
      <text:p text:style-name="P5"/>
      <text:p text:style-name="P8">2.2.2 Normal User (Student/ Staff)</text:p>
      <text:list xml:id="list2276775900" text:style-name="L5">
        <text:list-item>
          <text:p text:style-name="P2">The student/staff should be updated with the book catalogue.</text:p>
        </text:list-item>
        <text:list-item>
          <text:p text:style-name="P2">The student/staff can issue the book from the library.</text:p>
        </text:list-item>
        <text:list-item>
          <text:p text:style-name="P2">The student/staff can submit the book to the library.</text:p>
        </text:list-item>
        <text:list-item>
          <text:p text:style-name="P2">The student/staff will be notified/ reminded if he/she did not return the book on time.</text:p>
        </text:list-item>
      </text:list>
      <text:p text:style-name="P20"/>
      <text:p text:style-name="P14">2.3 Operating Environment</text:p>
      <text:p text:style-name="P5">The library management system is a website that will operate in all famous browsers such as Microsoft Internet Explorer with Flash Player 9 and <text:span text:style-name="T4">JavaScript.</text:span></text:p>
      <text:p text:style-name="P5"/>
      <text:p text:style-name="P14">2.4 User Characteristics</text:p>
      <text:p text:style-name="P5">User of the website are students, staff and librarian who maintains the website. Librarian is assumed to have basic knowledge of computers and Internet browsing. Librarian has more knowledge of internal modules of the system and are able to rectify small problems that may arise due to disk crashes or power failure. Friendly user interface, online help and user guide must be sufficient to educate the student and staff on how to use this product without any difficulty.</text:p>
      <text:p text:style-name="P5"/>
      <text:p text:style-name="P7"><text:page-number text:select-page="current">2</text:page-number></text:p>
      <text:p text:style-name="P14"><text:soft-page-break/>2.5 Design and Implementation Constraints</text:p>
      <text:list xml:id="list2875688001" text:style-name="L6">
        <text:list-item>
          <text:p text:style-name="P3">The information of all users and books must be stored in a database that is accessible by the website.</text:p>
        </text:list-item>
        <text:list-item>
          <text:p text:style-name="P3">MySQL Server will be used as SQL database.</text:p>
        </text:list-item>
        <text:list-item>
          <text:p text:style-name="P3">The Library management System is running 24 hours a day.</text:p>
        </text:list-item>
        <text:list-item>
          <text:p text:style-name="P3">Users (student/staff) may access the Library from any computer that has an Internet connection.</text:p>
        </text:list-item>
        <text:list-item>
          <text:p text:style-name="P3">Users (student/staff) must have their correct username and password to enter into their accounts and perform required actions.</text:p>
        </text:list-item>
      </text:list>
      <text:p text:style-name="P5"/>
      <text:p text:style-name="P14">2.6 Assumptions and Dependencies</text:p>
      <text:p text:style-name="P5">The product needs third party products such as Microsoft SQL Server to store the database and ASP .net to develop the product.</text:p>
      <text:p text:style-name="P5">The success of this Library management system depends upon:</text:p>
      <text:list xml:id="list3925027031" text:style-name="L7">
        <text:list-item>
          <text:p text:style-name="P4">Existence of an Internet connection to the people/ stakeholders of the system to access the system.</text:p>
        </text:list-item>
        <text:list-item>
          <text:p text:style-name="P4">Are librarians and users (staff/student) comfortable with using computers?</text:p>
        </text:list-item>
        <text:list-item>
          <text:p text:style-name="P4">Website should be user-friendly and easy to use.</text:p>
        </text:list-item>
        <text:list-item>
          <text:p text:style-name="P4">The search mechanism should be easy, fast and accurate.</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page-number text:select-page="current">3</text:page-number></text:p>
      <text:p text:style-name="P17"><text:soft-page-break/>3. Specific Requirements</text:p>
      <text:p text:style-name="P13">3.1 Functional Requirements</text:p>
      <text:p text:style-name="P8">3.1.1 Librarian</text:p>
      <text:p text:style-name="P5">Prerequisite (admin signed in) for all requirements below</text:p>
      <text:p text:style-name="P5"/>
      <text:p text:style-name="P5">Requirement ID<text:tab/>R1.01.01</text:p>
      <text:p text:style-name="P5">Title<text:tab/><text:tab/><text:tab/>Insert book</text:p>
      <text:p text:style-name="P5">Description<text:tab/><text:tab/>This action is done to add new book to library book collection.</text:p>
      <text:p text:style-name="P5">Priority<text:tab/><text:tab/>2<text:tab/><text:tab/></text:p>
      <text:p text:style-name="P5"/>
      <text:p text:style-name="P5">Requirement ID<text:tab/>R1.01.02</text:p>
      <text:p text:style-name="P5">Title<text:tab/><text:tab/><text:tab/>Delete / modify book</text:p>
      <text:p text:style-name="P5">Description<text:tab/><text:tab/>This event is to delete an existing book or modify its information.</text:p>
      <text:p text:style-name="P5">Priority<text:tab/><text:tab/>4</text:p>
      <text:p text:style-name="P5"/>
      <text:p text:style-name="P5">Requirement ID<text:tab/>R1.01.03</text:p>
      <text:p text:style-name="P5">Title<text:tab/><text:tab/><text:tab/>Validate user account</text:p>
      <text:p text:style-name="P5">Description <text:tab/> <text:tab/>When a new member sign up then he should wait for acceptance by</text:p>
      <text:p text:style-name="P5"><text:tab/><text:tab/><text:tab/>Administrator according to library policies</text:p>
      <text:p text:style-name="P5">Priority<text:tab/><text:tab/>1</text:p>
      <text:p text:style-name="P5"/>
      <text:p text:style-name="P5">Requirement ID<text:tab/>R1.01.04</text:p>
      <text:p text:style-name="P5">Title<text:tab/><text:tab/><text:tab/>Delete member</text:p>
      <text:p text:style-name="P5">Description<text:tab/><text:tab/>Admin can delete a member due to some specific rules.</text:p>
      <text:p text:style-name="P5">Priority<text:tab/><text:tab/>4</text:p>
      <text:p text:style-name="P5"/>
      <text:p text:style-name="P5">Requirement ID<text:tab/>R1.01.05</text:p>
      <text:p text:style-name="P5">Title<text:tab/><text:tab/><text:tab/>Reminder</text:p>
      <text:p text:style-name="P5">Description <text:tab/><text:tab/>Admin will be notified if the issued book is not submitted by the users on <text:tab/><text:tab/><text:tab/>time.</text:p>
      <text:p text:style-name="P5">Priority<text:tab/><text:tab/>3</text:p>
      <text:p text:style-name="P5"/>
      <text:p text:style-name="P5"/>
      <text:p text:style-name="P5"/>
      <text:p text:style-name="P7"><text:page-number text:select-page="current">4</text:page-number></text:p>
      <text:p text:style-name="P8"><text:soft-page-break/>3.1.2 Students</text:p>
      <text:p text:style-name="P5">Prerequisite (students signed in) for all requirements below</text:p>
      <text:p text:style-name="P5"/>
      <text:p text:style-name="P5">Requirement ID<text:tab/>R1.02.01</text:p>
      <text:p text:style-name="P5">Title<text:tab/><text:tab/><text:tab/>Issue book</text:p>
      <text:p text:style-name="P5">Description<text:tab/><text:tab/>This action is done to issue a book from library.</text:p>
      <text:p text:style-name="P5">Priority<text:tab/><text:tab/>1</text:p>
      <text:p text:style-name="P5"/>
      <text:p text:style-name="P5">Requirement ID<text:tab/>R1.02.02</text:p>
      <text:p text:style-name="P5">Title<text:tab/><text:tab/><text:tab/>Submit a book</text:p>
      <text:p text:style-name="P5">Description<text:tab/><text:tab/>This action is done to return the book to the library.</text:p>
      <text:p text:style-name="P5">Priority<text:tab/><text:tab/>2</text:p>
      <text:p text:style-name="P5"/>
      <text:p text:style-name="P8">3.1.3 Common Functions</text:p>
      <text:p text:style-name="P5">(No pre-requisite required).</text:p>
      <text:p text:style-name="P5"/>
      <text:p text:style-name="P5">Requirement ID<text:tab/>R1.03.01</text:p>
      <text:p text:style-name="P5">Title<text:tab/><text:tab/><text:tab/>Review a book</text:p>
      <text:p text:style-name="P5">Description<text:tab/><text:tab/>This action is done to check the attributes of a particular book such as its <text:tab/><text:tab/><text:tab/><text:tab/>price, edition, author etc.<text:tab/><text:tab/></text:p>
      <text:p text:style-name="P5"/>
      <text:p text:style-name="P5">Requirement ID<text:tab/>R1.03.02</text:p>
      <text:p text:style-name="P5">Title<text:tab/><text:tab/><text:tab/>Search a book</text:p>
      <text:p text:style-name="P5">Description<text:tab/><text:tab/>This action is done to when the user or admin wants to search the book on the <text:tab/><text:tab/><text:tab/>basis of author, or other parameters.</text:p>
      <text:p text:style-name="P5"/>
      <text:p text:style-name="P5"><text:span text:style-name="Default_20_Paragraph_20_Font"><text:span text:style-name="T5">3.2 Non Functional Requirements</text:span></text:span></text:p>
      <text:p text:style-name="P8">3.2.1 Usability Requirement</text:p>
      <text:p text:style-name="P5">The system shall allow the users to access the system from the Internet using HTML or it’s derivative technologies like XML/CSS. The system uses a web browser as an interface. Since all users are familiar with the general usage of browsers, no special training is required. The system is user friendly and online help makes using the system easy and also the product will support multiple languages such as Hindi and English.</text:p>
      <text:p text:style-name="P5"/>
      <text:p text:style-name="P7"><text:page-number text:select-page="current">5</text:page-number></text:p>
      <text:p text:style-name="P8"><text:soft-page-break/>3.2.2 Availability Requirement</text:p>
      <text:p text:style-name="P5">The system is available 100% for the user and is used 24 hours a day and 365 days a year. The system shall be operational 24 hours a day and 7 days a week.</text:p>
      <text:p text:style-name="P5"/>
      <text:p text:style-name="P8">3.2.3 Efficiency Requirement</text:p>
      <text:p text:style-name="P5">Even if the system fails, the system will be recovered back up within an hour or less.</text:p>
      <text:p text:style-name="P5"/>
      <text:p text:style-name="P8">3.2.4 Accuracy</text:p>
      <text:p text:style-name="P5">The system should accurately provide real time information taking into consideration various concurrency issues. The system shall provide 100% access reliability.</text:p>
      <text:p text:style-name="P5"/>
      <text:p text:style-name="P8">3.2.5 Performance Requirement</text:p>
      <text:p text:style-name="P5">The information is refreshed at regular intervals depending upon whether some updates have occurred or not. <text:s/>The system shall be allowed to take more time when doing large processing jobs. Responses to view information shall take no longer than 5 seconds to appear on the screen.</text:p>
      <text:p text:style-name="P5"/>
      <text:p text:style-name="P8">3.2.6 Reliability Requirement</text:p>
      <text:p text:style-name="P5">The system has to be 100% reliable due to the importance of data and the damages that can be caused by incorrect or incomplete data. The system will run 7 days a week, 24 hours a day.</text:p>
      <text:p text:style-name="P5"/>
      <text:p text:style-name="P8">3.2.7 Maintainability and Portability Requirements</text:p>
      <text:p text:style-name="P5">Changes (password changes, database changes) must be verified once per day at least. The system should provide automatic notification to librarian/admin by e-mail about item’s overdue, reservation results, availability of reserved item etc.</text:p>
      <text:p text:style-name="P5"/>
      <text:p text:style-name="P10">3.2.8 Safety Requirement</text:p>
      <text:p text:style-name="P5">System shall not cause harm to any users (student/staff/librarian) using the system.</text:p>
      <text:p text:style-name="P5"/>
      <text:p text:style-name="P10">3.2.9 Security Requirement</text:p>
      <text:p text:style-name="P5">System will use secured database. Students and staff can only read information but cannot edit or modify anything except their personal details. System will have different users and every user has access constraints. The Librarian will be able to modify information such as inserting new books, updating records and so on.</text:p>
      <text:p text:style-name="P5"/>
      <text:p text:style-name="P7"><text:page-number text:select-page="current">6</text:page-number></text:p>
      <text:p text:style-name="P18"><text:soft-page-break/>4. Interfaces and Possible Scenarios</text:p>
      <text:p text:style-name="P14">4.1 Login Interface</text:p>
      <text:p text:style-name="P5"><text:s/>The Library management system will ask the user (student/staff) to type his/her username and password. If the user (student/staff) entered his/her username or password incorrectly then an error message will be popped up. Another scenario is that if an already registered user (student/staff) has forgotten his/her password then he/she will click on forget password option which will lead him to password recovery page where he/she can enter his e-mail address and the password will be sent to be instantly through e-mail. The user then resets his/her password and confirms it.</text:p>
      <text:p text:style-name="P15"/>
      <text:p text:style-name="P14">4.2 Registration Interface</text:p>
      <text:p text:style-name="P5">After the user has provided with all his/her personal details and created his/her account he can continue with the registration process by entering his name, password, e-mail, address, mobile, telephone/mobile number and profile picture. When the user finishes entering the details he/she clicks on the register option to be a member on the Online Library Management System.</text:p>
      <text:p text:style-name="P5"/>
      <text:p text:style-name="P14">4.3 Personal Data Editing</text:p>
      <text:p text:style-name="P5">If any member wants to change his/her personal information he can enter this profile by clicking on his name on the main page and he will be directed to this page where he/she can edit his/her information. The user needs to enter his old password wherein the system will authenticate him/her as a valid user. Only then the user will be able to edit his personal information and save the edited details.</text:p>
      <text:p text:style-name="P5"/>
      <text:p text:style-name="P14">4.4 Search</text:p>
      <text:p text:style-name="P5">The user (student/staff) has an option to search any book he/she wants to issue. The user can also check the availability of the book he wants to issue. The librarian also has the option to search for how many users have issued the book.</text:p>
      <text:p text:style-name="P15"/>
      <text:p text:style-name="P14">4.5 Librarian’s control panel</text:p>
      <text:p text:style-name="P5">This control panel will allow librarians to add, confirm or remove users, add, edit or remove a book and manage lending options.</text:p>
      <text:p text:style-name="P5"/>
      <text:p text:style-name="P5"/>
      <text:p text:style-name="P7"><text:page-number text:select-page="current">7</text:page-number></text:p>
      <text:p text:style-name="P14"><text:soft-page-break/>5. Stored Items</text:p>
      <text:p text:style-name="P5">Here all the stored information about every entity in the Online Library Management System is listed.</text:p>
      <text:p text:style-name="P5"><text:span text:style-name="T2"/></text:p>
      <text:p text:style-name="P5"><text:span text:style-name="T2">5.1 User (student/staff)</text:span></text:p>
      <text:p text:style-name="P5">All important details related to the user will be stored in the database with the following constraints.</text:p>
      <text:p text:style-name="P5"/>
      <table:table table:name="Table2" table:style-name="Table2">
        <table:table-column table:style-name="Table2.A"/>
        <table:table-column table:style-name="Table2.B"/>
        <table:table-column table:style-name="Table2.C"/>
        <table:table-row>
          <table:table-cell table:style-name="Table2.A1" office:value-type="string">
            <text:p text:style-name="P11">Item</text:p>
          </table:table-cell>
          <table:table-cell table:style-name="Table2.A1" office:value-type="string">
            <text:p text:style-name="P11">Type</text:p>
          </table:table-cell>
          <table:table-cell table:style-name="Table2.A1" office:value-type="string">
            <text:p text:style-name="P11">Constraints</text:p>
          </table:table-cell>
        </table:table-row>
        <table:table-row>
          <table:table-cell table:style-name="Table2.A1" office:value-type="string">
            <text:p text:style-name="P5">Name</text:p>
          </table:table-cell>
          <table:table-cell table:style-name="Table2.A1" office:value-type="string">
            <text:p text:style-name="P5">String</text:p>
          </table:table-cell>
          <table:table-cell table:style-name="Table2.A1" office:value-type="string">
            <text:p text:style-name="P5">Maximum 30 characters, should include first name, middle name and last name.</text:p>
          </table:table-cell>
        </table:table-row>
        <table:table-row>
          <table:table-cell table:style-name="Table2.A1" office:value-type="string">
            <text:p text:style-name="P6">ID</text:p>
          </table:table-cell>
          <table:table-cell table:style-name="Table2.A1" office:value-type="string">
            <text:p text:style-name="P5">Int</text:p>
          </table:table-cell>
          <table:table-cell table:style-name="Table2.A1" office:value-type="string">
            <text:p text:style-name="P5">This is a unique ID in the database.</text:p>
          </table:table-cell>
        </table:table-row>
        <table:table-row>
          <table:table-cell table:style-name="Table2.A1" office:value-type="string">
            <text:p text:style-name="P5">Email</text:p>
          </table:table-cell>
          <table:table-cell table:style-name="Table2.A1" office:value-type="string">
            <text:p text:style-name="P5">String</text:p>
          </table:table-cell>
          <table:table-cell table:style-name="Table2.A1" office:value-type="string">
            <text:p text:style-name="P5">The user should have a valid email address of the type <text:a xlink:type="simple" xlink:href="mailto:abc@gmail.com" office:target-frame-name="_top" xlink:show="replace" text:style-name="Internet_20_link" text:visited-style-name="Visited_20_Internet_20_Link"><text:span text:style-name="Hyperlink">abc@gmail.com</text:span></text:a></text:p>
          </table:table-cell>
        </table:table-row>
        <table:table-row>
          <table:table-cell table:style-name="Table2.A1" office:value-type="string">
            <text:p text:style-name="P5">Telephone</text:p>
          </table:table-cell>
          <table:table-cell table:style-name="Table2.A1" office:value-type="string">
            <text:p text:style-name="P5">Int</text:p>
          </table:table-cell>
          <table:table-cell table:style-name="Table2.A1" office:value-type="string">
            <text:p text:style-name="P5">Should not contain alphabets and should be given with a proper code. For example 022-28554225</text:p>
          </table:table-cell>
        </table:table-row>
        <table:table-row>
          <table:table-cell table:style-name="Table2.A1" office:value-type="string">
            <text:p text:style-name="P5">Mobile</text:p>
          </table:table-cell>
          <table:table-cell table:style-name="Table2.A1" office:value-type="string">
            <text:p text:style-name="P5">Int</text:p>
          </table:table-cell>
          <table:table-cell table:style-name="Table2.A1" office:value-type="string">
            <text:p text:style-name="P5">Should not contain alphabets and should be given</text:p>
            <text:p text:style-name="P5">with a proper code. For example +91-9004930548.</text:p>
          </table:table-cell>
        </table:table-row>
        <table:table-row>
          <table:table-cell table:style-name="Table2.A1" office:value-type="string">
            <text:p text:style-name="P5">Profile Picture</text:p>
          </table:table-cell>
          <table:table-cell table:style-name="Table2.A1" office:value-type="string">
            <text:p text:style-name="P5">Photo</text:p>
          </table:table-cell>
          <table:table-cell table:style-name="Table2.A1" office:value-type="string">
            <text:p text:style-name="P5">Personal photo of the user.</text:p>
          </table:table-cell>
        </table:table-row>
        <table:table-row>
          <table:table-cell table:style-name="Table2.A1" office:value-type="string">
            <text:p text:style-name="P5">Address</text:p>
          </table:table-cell>
          <table:table-cell table:style-name="Table2.A1" office:value-type="string">
            <text:p text:style-name="P5">String </text:p>
          </table:table-cell>
          <table:table-cell table:style-name="Table2.A1" office:value-type="string">
            <text:p text:style-name="P5">Accurate address containing city, street and home number.</text:p>
          </table:table-cell>
        </table:table-row>
        <table:table-row>
          <table:table-cell table:style-name="Table2.A1" office:value-type="string">
            <text:p text:style-name="P5">Birth Date</text:p>
          </table:table-cell>
          <table:table-cell table:style-name="Table2.A1" office:value-type="string">
            <text:p text:style-name="P5">Date</text:p>
          </table:table-cell>
          <table:table-cell table:style-name="Table2.A1" office:value-type="string">
            <text:p text:style-name="P5">Contains the date in accurate format of DD/MM/YY. For example 28/04/1998</text:p>
          </table:table-cell>
        </table:table-row>
        <table:table-row>
          <table:table-cell table:style-name="Table2.A1" office:value-type="string">
            <text:p text:style-name="P5">Membership Status</text:p>
          </table:table-cell>
          <table:table-cell table:style-name="Table2.A1" office:value-type="string">
            <text:p text:style-name="P5">String</text:p>
          </table:table-cell>
          <table:table-cell table:style-name="Table2.A1" office:value-type="string">
            <text:p text:style-name="P5">Include:{OK, expired,, waiting for validation}</text:p>
          </table:table-cell>
        </table:table-row>
        <table:table-row>
          <table:table-cell table:style-name="Table2.A1" office:value-type="string">
            <text:p text:style-name="P5">Username</text:p>
          </table:table-cell>
          <table:table-cell table:style-name="Table2.A1" office:value-type="string">
            <text:p text:style-name="P5">String</text:p>
          </table:table-cell>
          <table:table-cell table:style-name="Table2.A1" office:value-type="string">
            <text:p text:style-name="P5">Registered username</text:p>
          </table:table-cell>
        </table:table-row>
        <table:table-row>
          <table:table-cell table:style-name="Table2.A1" office:value-type="string">
            <text:p text:style-name="P5">Password</text:p>
          </table:table-cell>
          <table:table-cell table:style-name="Table2.A1" office:value-type="string">
            <text:p text:style-name="P5">String</text:p>
          </table:table-cell>
          <table:table-cell table:style-name="Table2.A1" office:value-type="string">
            <text:p text:style-name="P5">Registered password.</text:p>
          </table:table-cell>
        </table:table-row>
        <table:table-row>
          <table:table-cell table:style-name="Table2.A1" office:value-type="string">
            <text:p text:style-name="P5">Borrowed Books</text:p>
          </table:table-cell>
          <table:table-cell table:style-name="Table2.A1" office:value-type="string">
            <text:p text:style-name="P5">String</text:p>
          </table:table-cell>
          <table:table-cell table:style-name="Table2.A1" office:value-type="string">
            <text:p text:style-name="P5">List of borrowed books.</text:p>
          </table:table-cell>
        </table:table-row>
        <table:table-row>
          <table:table-cell table:style-name="Table2.A1" office:value-type="string">
            <text:p text:style-name="P5">Late Warnings </text:p>
          </table:table-cell>
          <table:table-cell table:style-name="Table2.A1" office:value-type="string">
            <text:p text:style-name="P5">Int </text:p>
          </table:table-cell>
          <table:table-cell table:style-name="Table2.A1" office:value-type="string">
            <text:p text:style-name="P5">How many times the user was warned about late return of book?</text:p>
          </table:table-cell>
        </table:table-row>
      </table:table>
      <text:p text:style-name="P11">Table 2: Attributes saved about the user (student/staff)</text:p>
      <text:p text:style-name="P6"/>
      <text:p text:style-name="P6"/>
      <text:p text:style-name="P6"/>
      <text:p text:style-name="P6"/>
      <text:p text:style-name="P6"/>
      <text:p text:style-name="P6"/>
      <text:p text:style-name="P7"><text:page-number text:select-page="current">8</text:page-number></text:p>
      <text:p text:style-name="P12"><text:soft-page-break/>5.2 Librarian</text:p>
      <text:p text:style-name="P6">This table illustrates the main attributes stored about the librarian.</text:p>
      <table:table table:name="Table3" table:style-name="Table3">
        <table:table-column table:style-name="Table3.A"/>
        <table:table-column table:style-name="Table3.B"/>
        <table:table-column table:style-name="Table3.C"/>
        <table:table-row>
          <table:table-cell table:style-name="Table3.A1" office:value-type="string">
            <text:p text:style-name="P11">Item</text:p>
          </table:table-cell>
          <table:table-cell table:style-name="Table3.A1" office:value-type="string">
            <text:p text:style-name="P11">Type</text:p>
          </table:table-cell>
          <table:table-cell table:style-name="Table3.A1" office:value-type="string">
            <text:p text:style-name="P11">Constraints</text:p>
          </table:table-cell>
        </table:table-row>
        <table:table-row>
          <table:table-cell table:style-name="Table3.A1" office:value-type="string">
            <text:p text:style-name="P6">Name</text:p>
          </table:table-cell>
          <table:table-cell table:style-name="Table3.A1" office:value-type="string">
            <text:p text:style-name="P6">String</text:p>
          </table:table-cell>
          <table:table-cell table:style-name="Table3.A1" office:value-type="string">
            <text:p text:style-name="P6">Maximum 30 characters, should include first name, middle name and last name.</text:p>
          </table:table-cell>
        </table:table-row>
        <table:table-row>
          <table:table-cell table:style-name="Table3.A1" office:value-type="string">
            <text:p text:style-name="P6">ID</text:p>
          </table:table-cell>
          <table:table-cell table:style-name="Table3.A1" office:value-type="string">
            <text:p text:style-name="P5">Int</text:p>
          </table:table-cell>
          <table:table-cell table:style-name="Table3.A1" office:value-type="string">
            <text:p text:style-name="P5">This is a unique ID in the database.</text:p>
          </table:table-cell>
        </table:table-row>
        <table:table-row>
          <table:table-cell table:style-name="Table3.A1" office:value-type="string">
            <text:p text:style-name="P5">Email</text:p>
          </table:table-cell>
          <table:table-cell table:style-name="Table3.A1" office:value-type="string">
            <text:p text:style-name="P5">String</text:p>
          </table:table-cell>
          <table:table-cell table:style-name="Table3.A1" office:value-type="string">
            <text:p text:style-name="P5">The user should have a valid email address of the type <text:a xlink:type="simple" xlink:href="mailto:abc@gmail.com" office:target-frame-name="_top" xlink:show="replace" text:style-name="Internet_20_link" text:visited-style-name="Visited_20_Internet_20_Link"><text:span text:style-name="Hyperlink">abc@gmail.com</text:span></text:a></text:p>
          </table:table-cell>
        </table:table-row>
        <table:table-row>
          <table:table-cell table:style-name="Table3.A1" office:value-type="string">
            <text:p text:style-name="P5">Telephone</text:p>
          </table:table-cell>
          <table:table-cell table:style-name="Table3.A1" office:value-type="string">
            <text:p text:style-name="P5">Int</text:p>
          </table:table-cell>
          <table:table-cell table:style-name="Table3.A1" office:value-type="string">
            <text:p text:style-name="P5">Should not contain alphabets and should be given with a proper code. For example 022-28554225</text:p>
          </table:table-cell>
        </table:table-row>
        <table:table-row>
          <table:table-cell table:style-name="Table3.A1" office:value-type="string">
            <text:p text:style-name="P5">Mobile</text:p>
          </table:table-cell>
          <table:table-cell table:style-name="Table3.A1" office:value-type="string">
            <text:p text:style-name="P5">Int</text:p>
          </table:table-cell>
          <table:table-cell table:style-name="Table3.A1" office:value-type="string">
            <text:p text:style-name="P5">Should not contain alphabets and should be given</text:p>
            <text:p text:style-name="P5">with a proper code. For example +91-9004930548.</text:p>
          </table:table-cell>
        </table:table-row>
        <table:table-row>
          <table:table-cell table:style-name="Table3.A1" office:value-type="string">
            <text:p text:style-name="P5">Profile Picture</text:p>
          </table:table-cell>
          <table:table-cell table:style-name="Table3.A1" office:value-type="string">
            <text:p text:style-name="P5">Photo</text:p>
          </table:table-cell>
          <table:table-cell table:style-name="Table3.A1" office:value-type="string">
            <text:p text:style-name="P5">Personal photo of the user.</text:p>
          </table:table-cell>
        </table:table-row>
        <table:table-row>
          <table:table-cell table:style-name="Table3.A1" office:value-type="string">
            <text:p text:style-name="P5">Address</text:p>
          </table:table-cell>
          <table:table-cell table:style-name="Table3.A1" office:value-type="string">
            <text:p text:style-name="P5">String </text:p>
          </table:table-cell>
          <table:table-cell table:style-name="Table3.A1" office:value-type="string">
            <text:p text:style-name="P5">Accurate address containing city, street and home number.</text:p>
          </table:table-cell>
        </table:table-row>
        <table:table-row>
          <table:table-cell table:style-name="Table3.A1" office:value-type="string">
            <text:p text:style-name="P5">Birth Date</text:p>
          </table:table-cell>
          <table:table-cell table:style-name="Table3.A1" office:value-type="string">
            <text:p text:style-name="P5">Date</text:p>
          </table:table-cell>
          <table:table-cell table:style-name="Table3.A1" office:value-type="string">
            <text:p text:style-name="P5">Contains the date in accurate format of DD/MM/YY. For example 28/04/1998</text:p>
          </table:table-cell>
        </table:table-row>
        <table:table-row>
          <table:table-cell table:style-name="Table3.A1" office:value-type="string">
            <text:p text:style-name="P5">Date Hired</text:p>
          </table:table-cell>
          <table:table-cell table:style-name="Table3.A1" office:value-type="string">
            <text:p text:style-name="P5">Date</text:p>
          </table:table-cell>
          <table:table-cell table:style-name="Table3.A1" office:value-type="string">
            <text:p text:style-name="P5">Under the format: 30/08/2018</text:p>
          </table:table-cell>
        </table:table-row>
        <table:table-row>
          <table:table-cell table:style-name="Table3.A1" office:value-type="string">
            <text:p text:style-name="P5">Hours of work</text:p>
          </table:table-cell>
          <table:table-cell table:style-name="Table3.A1" office:value-type="string">
            <text:p text:style-name="P5">Int</text:p>
          </table:table-cell>
          <table:table-cell table:style-name="Table3.A1" office:value-type="string">
            <text:p text:style-name="P5">Indicates how many hours the librarian works per week.</text:p>
          </table:table-cell>
        </table:table-row>
        <table:table-row>
          <table:table-cell table:style-name="Table3.A1" office:value-type="string">
            <text:p text:style-name="P5">Salary</text:p>
          </table:table-cell>
          <table:table-cell table:style-name="Table3.A1" office:value-type="string">
            <text:p text:style-name="P5">Int </text:p>
          </table:table-cell>
          <table:table-cell table:style-name="Table3.A1" office:value-type="string">
            <text:p text:style-name="P5">Per month salary of the librarian.</text:p>
          </table:table-cell>
        </table:table-row>
        <table:table-row>
          <table:table-cell table:style-name="Table3.A1" office:value-type="string">
            <text:p text:style-name="P5">Username</text:p>
          </table:table-cell>
          <table:table-cell table:style-name="Table3.A1" office:value-type="string">
            <text:p text:style-name="P5">String</text:p>
          </table:table-cell>
          <table:table-cell table:style-name="Table3.A1" office:value-type="string">
            <text:p text:style-name="P5">Registered username of the librarian.</text:p>
          </table:table-cell>
        </table:table-row>
        <table:table-row>
          <table:table-cell table:style-name="Table3.A1" office:value-type="string">
            <text:p text:style-name="P5">Password</text:p>
          </table:table-cell>
          <table:table-cell table:style-name="Table3.A1" office:value-type="string">
            <text:p text:style-name="P5">String</text:p>
          </table:table-cell>
          <table:table-cell table:style-name="Table3.A1" office:value-type="string">
            <text:p text:style-name="P5">Registered password</text:p>
          </table:table-cell>
        </table:table-row>
        <table:table-row>
          <table:table-cell table:style-name="Table3.A1" office:value-type="string">
            <text:p text:style-name="P5">Profile Photo</text:p>
          </table:table-cell>
          <table:table-cell table:style-name="Table3.A1" office:value-type="string">
            <text:p text:style-name="P5">Photo</text:p>
          </table:table-cell>
          <table:table-cell table:style-name="Table3.A1" office:value-type="string">
            <text:p text:style-name="P5">Personal photo of the librarian.</text:p>
          </table:table-cell>
        </table:table-row>
        <table:table-row>
          <table:table-cell table:style-name="Table3.A1" office:value-type="string">
            <text:p text:style-name="P5">ID</text:p>
          </table:table-cell>
          <table:table-cell table:style-name="Table3.A1" office:value-type="string">
            <text:p text:style-name="P5">String</text:p>
          </table:table-cell>
          <table:table-cell table:style-name="Table3.A1" office:value-type="string">
            <text:p text:style-name="P5">The identity number of the librarian.</text:p>
          </table:table-cell>
        </table:table-row>
      </table:table>
      <text:p text:style-name="P11">Table 3: Attributes saved about the librarian.</text:p>
      <text:p text:style-name="P11"/>
      <text:p text:style-name="P12">5.3 Library Items</text:p>
      <text:p text:style-name="P6">This includes common attributes that will be stored for every library item.</text:p>
      <table:table table:name="Table4" table:style-name="Table4">
        <table:table-column table:style-name="Table4.A"/>
        <table:table-column table:style-name="Table4.B"/>
        <table:table-column table:style-name="Table4.C"/>
        <table:table-row>
          <table:table-cell table:style-name="Table4.A1" office:value-type="string">
            <text:p text:style-name="P11">Item</text:p>
          </table:table-cell>
          <table:table-cell table:style-name="Table4.A1" office:value-type="string">
            <text:p text:style-name="P11">Type</text:p>
          </table:table-cell>
          <table:table-cell table:style-name="Table4.A1" office:value-type="string">
            <text:p text:style-name="P11">Constraints</text:p>
          </table:table-cell>
        </table:table-row>
        <table:table-row>
          <table:table-cell table:style-name="Table4.A1" office:value-type="string">
            <text:p text:style-name="P6">Type </text:p>
          </table:table-cell>
          <table:table-cell table:style-name="Table4.A1" office:value-type="string">
            <text:p text:style-name="P6">String</text:p>
          </table:table-cell>
          <table:table-cell table:style-name="Table4.A1" office:value-type="string">
            <text:p text:style-name="P6">Books, magazines, notes.</text:p>
          </table:table-cell>
        </table:table-row>
        <table:table-row>
          <table:table-cell table:style-name="Table4.A1" office:value-type="string">
            <text:p text:style-name="P6">Title</text:p>
          </table:table-cell>
          <table:table-cell table:style-name="Table4.A1" office:value-type="string">
            <text:p text:style-name="P6">String</text:p>
          </table:table-cell>
          <table:table-cell table:style-name="Table4.A1" office:value-type="string">
            <text:p text:style-name="P6">Title of the items.</text:p>
          </table:table-cell>
        </table:table-row>
        <table:table-row>
          <table:table-cell table:style-name="Table4.A1" office:value-type="string">
            <text:p text:style-name="P6">Language</text:p>
          </table:table-cell>
          <table:table-cell table:style-name="Table4.A1" office:value-type="string">
            <text:p text:style-name="P6">String</text:p>
          </table:table-cell>
          <table:table-cell table:style-name="Table4.A1" office:value-type="string">
            <text:p text:style-name="P6">First two letters of the book language for example: AR, EN.</text:p>
          </table:table-cell>
        </table:table-row>
      </table:table>
      <text:p text:style-name="P11">Table 4: Attributes saved about library items.</text:p>
      <text:p text:style-name="P11"/>
      <text:p text:style-name="P11"/>
      <text:p text:style-name="P11"/>
      <text:p text:style-name="P11"/>
      <text:p text:style-name="P11"/>
      <text:p text:style-name="P11"><text:page-number text:select-page="current">9</text:page-number></text:p>
      <text:p text:style-name="P12"><text:soft-page-break/>5.4 Books and magazines</text:p>
      <text:p text:style-name="P6"><text:s/>This table clarifies the major properties that will be stored for every book in the Online Library Management System.</text:p>
      <table:table table:name="Table5" table:style-name="Table5">
        <table:table-column table:style-name="Table5.A"/>
        <table:table-column table:style-name="Table5.B"/>
        <table:table-column table:style-name="Table5.C"/>
        <table:table-row>
          <table:table-cell table:style-name="Table5.A1" office:value-type="string">
            <text:p text:style-name="P11">Item</text:p>
          </table:table-cell>
          <table:table-cell table:style-name="Table5.A1" office:value-type="string">
            <text:p text:style-name="P11">Type</text:p>
          </table:table-cell>
          <table:table-cell table:style-name="Table5.A1" office:value-type="string">
            <text:p text:style-name="P11">Constraints</text:p>
          </table:table-cell>
        </table:table-row>
        <table:table-row>
          <table:table-cell table:style-name="Table5.A1" office:value-type="string">
            <text:p text:style-name="P6">ISBN</text:p>
          </table:table-cell>
          <table:table-cell table:style-name="Table5.A1" office:value-type="string">
            <text:p text:style-name="P6">Int </text:p>
          </table:table-cell>
          <table:table-cell table:style-name="Table5.A1" office:value-type="string">
            <text:p text:style-name="P6">A unique numeric book identifier.</text:p>
          </table:table-cell>
        </table:table-row>
        <table:table-row>
          <table:table-cell table:style-name="Table5.A1" office:value-type="string">
            <text:p text:style-name="P6">Authors</text:p>
          </table:table-cell>
          <table:table-cell table:style-name="Table5.A1" office:value-type="string">
            <text:p text:style-name="P6">String</text:p>
          </table:table-cell>
          <table:table-cell table:style-name="Table5.A1" office:value-type="string">
            <text:p text:style-name="P6">Names of authors.</text:p>
          </table:table-cell>
        </table:table-row>
        <table:table-row>
          <table:table-cell table:style-name="Table5.A1" office:value-type="string">
            <text:p text:style-name="P6">Edition</text:p>
          </table:table-cell>
          <table:table-cell table:style-name="Table5.A1" office:value-type="string">
            <text:p text:style-name="P6">Int</text:p>
          </table:table-cell>
          <table:table-cell table:style-name="Table5.A1" office:value-type="string">
            <text:p text:style-name="P6">No characters are allowed.</text:p>
          </table:table-cell>
        </table:table-row>
        <table:table-row>
          <table:table-cell table:style-name="Table5.A1" office:value-type="string">
            <text:p text:style-name="P6">Publisher</text:p>
          </table:table-cell>
          <table:table-cell table:style-name="Table5.A1" office:value-type="string">
            <text:p text:style-name="P6">String</text:p>
          </table:table-cell>
          <table:table-cell table:style-name="Table5.A1" office:value-type="string">
            <text:p text:style-name="P6">Publisher Name.</text:p>
          </table:table-cell>
        </table:table-row>
        <table:table-row>
          <table:table-cell table:style-name="Table5.A1" office:value-type="string">
            <text:p text:style-name="P6">Field</text:p>
          </table:table-cell>
          <table:table-cell table:style-name="Table5.A1" office:value-type="string">
            <text:p text:style-name="P6">String</text:p>
          </table:table-cell>
          <table:table-cell table:style-name="Table5.A1" office:value-type="string">
            <text:p text:style-name="P6">Entertainment, Science, Fictional, etc.</text:p>
          </table:table-cell>
        </table:table-row>
        <table:table-row>
          <table:table-cell table:style-name="Table5.A1" office:value-type="string">
            <text:p text:style-name="P6">Number of Copies</text:p>
          </table:table-cell>
          <table:table-cell table:style-name="Table5.A1" office:value-type="string">
            <text:p text:style-name="P6">Int</text:p>
          </table:table-cell>
          <table:table-cell table:style-name="Table5.A1" office:value-type="string">
            <text:p text:style-name="P6">Number of copies available for the same book or magazine.</text:p>
          </table:table-cell>
        </table:table-row>
      </table:table>
      <text:p text:style-name="P11">Table 5: Attributes saved about books and magazin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page-number text:select-page="current">10</text:page-numb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4:47:41.858017436</meta:creation-date>
    <dc:date>2019-02-06T14:54:40.630724373</dc:date>
    <meta:editing-duration>PT6M58S</meta:editing-duration>
    <meta:editing-cycles>1</meta:editing-cycles>
    <meta:document-statistic meta:table-count="5" meta:image-count="0" meta:object-count="0" meta:page-count="10" meta:paragraph-count="276" meta:word-count="2055" meta:character-count="12686" meta:non-whitespace-character-count="10859"/>
    <meta:generator>LibreOffice/5.3.0.3$Linux_X86_64 LibreOffice_project/7074905676c47b82bbcfbea1aeefc84afe1c50e1</meta:generator>
  </office:meta>
</office:document-meta>
</file>